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be1" officeooo:paragraph-rsid="000e9be1"/>
    </style:style>
    <style:style style:name="P2" style:family="paragraph" style:parent-style-name="Standard">
      <style:text-properties officeooo:rsid="001237a5" officeooo:paragraph-rsid="001237a5"/>
    </style:style>
    <style:style style:name="P3" style:family="paragraph" style:parent-style-name="Standard">
      <style:text-properties officeooo:rsid="0016d79c" officeooo:paragraph-rsid="0016d79c"/>
    </style:style>
    <style:style style:name="P4" style:family="paragraph" style:parent-style-name="Standard">
      <style:text-properties officeooo:rsid="0018cd76" officeooo:paragraph-rsid="0018cd76"/>
    </style:style>
    <style:style style:name="P5" style:family="paragraph" style:parent-style-name="Standard">
      <style:text-properties officeooo:rsid="001a2892" officeooo:paragraph-rsid="001a2892"/>
    </style:style>
    <style:style style:name="P6" style:family="paragraph" style:parent-style-name="Standard">
      <style:text-properties officeooo:rsid="001a2892" officeooo:paragraph-rsid="001a2892"/>
    </style:style>
    <style:style style:name="P7" style:family="paragraph" style:parent-style-name="Standard">
      <style:text-properties officeooo:rsid="001bc910" officeooo:paragraph-rsid="001bc910"/>
    </style:style>
    <style:style style:name="P8" style:family="paragraph" style:parent-style-name="Standard">
      <style:text-properties officeooo:rsid="001d5c14" officeooo:paragraph-rsid="001a2892"/>
    </style:style>
    <style:style style:name="P9" style:family="paragraph" style:parent-style-name="Standard">
      <style:text-properties officeooo:rsid="001d5c14" officeooo:paragraph-rsid="001d5c14"/>
    </style:style>
    <style:style style:name="T1" style:family="text">
      <style:text-properties officeooo:rsid="000fe212"/>
    </style:style>
    <style:style style:name="T2" style:family="text">
      <style:text-properties officeooo:rsid="0010d134"/>
    </style:style>
    <style:style style:name="T3" style:family="text">
      <style:text-properties officeooo:rsid="001237a5"/>
    </style:style>
    <style:style style:name="T4" style:family="text">
      <style:text-properties officeooo:rsid="0013dad8"/>
    </style:style>
    <style:style style:name="T5" style:family="text">
      <style:text-properties officeooo:rsid="0014f70b"/>
    </style:style>
    <style:style style:name="T6" style:family="text">
      <style:text-properties officeooo:rsid="0018cd76"/>
    </style:style>
    <style:style style:name="T7" style:family="text">
      <style:text-properties officeooo:rsid="001a2892"/>
    </style:style>
    <style:style style:name="T8" style:family="text">
      <style:text-properties officeooo:rsid="001d5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</text:span>s – <text:span text:style-name="T4">v</text:span><text:span text:style-name="T5">ypis veci, </text:span>čo tam je</text:p>
      <text:p text:style-name="P1">cd – change directory – <text:span text:style-name="T2">kam sa chcem presun</text:span><text:span text:style-name="T3">ut</text:span></text:p>
      <text:p text:style-name="P2">cd .. – krok spat</text:p>
      <text:p text:style-name="P3">npm run dev – naš<text:span text:style-name="T6">tartovanie serv</text:span><text:span text:style-name="T8">era</text:span></text:p>
      <text:p text:style-name="P4">ctrl c – vypn<text:span text:style-name="T7">úť server</text:span></text:p>
      <text:p text:style-name="P5">Material UI – knižnica na weby</text:p>
      <text:p text:style-name="P5">Nextjs.org – celý program</text:p>
      <text:p text:style-name="P8"/>
      <text:p text:style-name="P5"><text:span text:style-name="T8">g</text:span>it branch -m main <text:s/>- <text:span text:style-name="T8">nastavenie na vlastného usera</text:span></text:p>
      <text:p text:style-name="P7">git remote -v <text:s/>- overiť adresu kde posielame github</text:p>
      <text:p text:style-name="P7">git add . – <text:span text:style-name="T8">poslanie súboru na github </text:span></text:p>
      <text:p text:style-name="P9">git config --global user.email – aký mail používam na githube</text:p>
      <text:p text:style-name="P9">git config --global user.name – aké mám meno na githu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2:27.532646822</meta:creation-date>
    <meta:generator>LibreOffice/24.2.5.2$Linux_X86_64 LibreOffice_project/420$Build-2</meta:generator>
    <dc:date>2024-09-24T12:00:55.820169112</dc:date>
    <meta:editing-duration>PT1H37M50S</meta:editing-duration>
    <meta:editing-cycles>11</meta:editing-cycles>
    <meta:document-statistic meta:table-count="0" meta:image-count="0" meta:object-count="0" meta:page-count="1" meta:paragraph-count="12" meta:word-count="79" meta:character-count="456" meta:non-whitespace-character-count="377"/>
  </office:meta>
</office:document-meta>
</file>